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#cccccc" fo:padding="0.097cm" fo:border="none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Warning">Please do not modify the structure of this document. Do not edit, add or delete anything within greyed areas.</text:p>
      <text:p text:style-name="Warning">Simply add or modify texts within white zones.</text:p>
      <text:p text:style-name="Warning"><text:bookmark text:name="customIntro"/>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office:annotation><dc:creator>Gaëtan Delannay</dc:creator><dc:date>2009-05-25T09:33:22</dc:date><text:p text:style-name="P1"><text:span text:style-name="T1">do table for attr in generator.getRelevantAttributes(classDescr)</text:span></text:p></office:annotation>Field label <office:annotation><dc:creator>Gaëtan Delannay</dc:creator><dc:date>2009-05-26T10:54:14</dc:date><text:p text:style-name="P1"><text:span text:style-name="T1">do text</text:span></text:p><text:p text:style-name="P1"><text:span text:style-name="T1">from generator.getOdtFieldLabel(attr[0])</text:span></text:p></office:annotation></text:p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arning" style:family="paragraph" style:parent-style-name="Standard" style:auto-update="true" style:class="text">
      <style:paragraph-properties fo:text-align="center" style:justify-single-word="false"/>
      <style:text-properties fo:color="#800000" fo:font-size="10pt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09-05-22T08:40:25</meta:creation-date>
    <dc:date>2009-06-16T09:32:26</dc:date>
    <dc:creator>Gaëtan Delannay</dc:creator>
    <meta:editing-duration>PT02H32M55S</meta:editing-duration>
    <meta:editing-cycles>11</meta:editing-cycles>
    <meta:generator>OpenOffice.org/3.0$Linux OpenOffice.org_project/300m15$Build-9379</meta:generator>
    <meta:document-statistic meta:table-count="1" meta:image-count="0" meta:object-count="0" meta:page-count="1" meta:paragraph-count="3" meta:word-count="29" meta:character-count="169"/>
    <meta:user-defined meta:name="Info 1"/>
    <meta:user-defined meta:name="Info 2"/>
    <meta:user-defined meta:name="Info 3"/>
    <meta:user-defined meta:name="Info 4"/>
  </office:meta>
</office:document-meta>
</file>